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40.160805</dc:date>
    <meta:editing-duration>P1DT10H59M15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13" meta:cell-count="369" meta:object-count="0"/>
  </office:meta>
</office:document-meta>
</file>